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2b9" officeooo:paragraph-rsid="00146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1: i have started a course on convulational networks on coursera..i am plannning to complete it within two weeks. Today marks the completion of my chess bot proje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1:34:30.115031503</meta:creation-date>
    <dc:date>2024-01-28T21:35:49.560924344</dc:date>
    <meta:editing-duration>PT1M19S</meta:editing-duration>
    <meta:editing-cycles>1</meta:editing-cycles>
    <meta:document-statistic meta:table-count="0" meta:image-count="0" meta:object-count="0" meta:page-count="1" meta:paragraph-count="1" meta:word-count="29" meta:character-count="169" meta:non-whitespace-character-count="141"/>
    <meta:generator>LibreOffice/7.3.7.2$Linux_X86_64 LibreOffice_project/30$Build-2</meta:generator>
  </office:meta>
</office:document-meta>
</file>